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a2b8" officeooo:paragraph-rsid="0004a2b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4a2b8" officeooo:paragraph-rsid="0004a2b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42585"/>
    </style:style>
    <style:style style:name="P4" style:family="paragraph" style:parent-style-name="Standard">
      <style:paragraph-properties fo:text-align="start" style:justify-single-word="false"/>
      <style:text-properties fo:color="#000000" fo:font-size="12pt" fo:font-weight="normal" officeooo:rsid="001bbb41" officeooo:paragraph-rsid="001bbb4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2pt" fo:font-weight="normal" officeooo:rsid="001bbb41" officeooo:paragraph-rsid="001ed2d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2pt" fo:font-weight="normal" officeooo:rsid="001ed2d3" officeooo:paragraph-rsid="001ed2d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2pt" fo:font-weight="normal" officeooo:rsid="0021e9c5" officeooo:paragraph-rsid="0021e9c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bbb41" officeooo:paragraph-rsid="001bbb4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ff3333" fo:font-size="14pt" fo:font-weight="bold" officeooo:rsid="000cb8bd" officeooo:paragraph-rsid="00142585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ff3333" fo:font-size="14pt" fo:font-weight="bold" officeooo:rsid="001d217f" officeooo:paragraph-rsid="00229b71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ff3333" fo:font-size="14pt" fo:font-weight="bold" officeooo:rsid="001d217f" officeooo:paragraph-rsid="00229b71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229b71" officeooo:paragraph-rsid="00229b71"/>
    </style:style>
    <style:style style:name="T1" style:family="text">
      <style:text-properties fo:color="#ff3333" fo:font-size="14pt" fo:font-weight="bold" officeooo:rsid="000cb8bd" style:font-size-asian="14pt" style:font-weight-asian="bold" style:font-size-complex="14pt" style:font-weight-complex="bold"/>
    </style:style>
    <style:style style:name="T2" style:family="text">
      <style:text-properties fo:color="#ff3333" fo:font-size="14pt" fo:font-weight="bold" officeooo:rsid="001bbb41" style:font-size-asian="14pt" style:font-weight-asian="bold" style:font-size-complex="14pt" style:font-weight-complex="bold"/>
    </style:style>
    <style:style style:name="T3" style:family="text">
      <style:text-properties fo:color="#ff3333" fo:font-size="14pt" fo:font-weight="bold" officeooo:rsid="001d217f" style:font-size-asian="14pt" style:font-weight-asian="bold" style:font-size-complex="14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d217f" style:font-size-asian="12pt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officeooo:rsid="00201fa8"/>
    </style:style>
    <style:style style:name="T8" style:family="text">
      <style:text-properties officeooo:rsid="00238e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</text:p>
      <text:p text:style-name="P3"/>
      <text:p text:style-name="P3"/>
      <text:p text:style-name="P3"><text:span text:style-name="T1">- </text:span><text:span text:style-name="T2">Faire graphe</text:span></text:p>
      <text:p text:style-name="P4">t'as les mesure dans le rapport (supprime le tableau ou met les dans un documents tu garderas ) pcq le prof n'en veut pas je crois</text:p>
      <text:p text:style-name="P8"><text:span text:style-name="T4">Pour l'échelle je sais pas, et pour les graphes à faire je sais pas trop .. Le plus interessant e</text:span><text:span text:style-name="T5">s</text:span><text:span text:style-name="T4">t t1 car on a des mesure pour les 2</text:span><text:span text:style-name="T6"> etapes</text:span></text:p>
      <text:p text:style-name="P9"/>
      <text:p text:style-name="P9">- Introduire les FSP</text:p>
      <text:p text:style-name="P7">les fichiers sont dans le git</text:p>
      <text:p text:style-name="P5">Ou ? Bonne question..</text:p>
      <text:p text:style-name="P5">sous chaque pseudo code ou au dessus ?</text:p>
      <text:p text:style-name="P6">(D'après FSP pour t2 c'est sur y'a pas de deadlocks et pour t1 ça peut arriver <text:span text:style-name="T7">tu peux le marquer en dessous</text:span>)</text:p>
      <text:p text:style-name="P3"><text:span text:style-name="T2">- <text:s/></text:span><text:span text:style-name="T3">Reformuler la conclusion :</text:span></text:p>
      <text:p text:style-name="P5">à mon avis dis que de manière théorique c'est plsu correct cf les FSP mais que dans la pratique des problèmes techniques nous empêchent de l'affirmer</text:p>
      <text:p text:style-name="P5"/>
      <text:p text:style-name="P10">- Relire le rapport</text:p>
      <text:p text:style-name="P12">faire attention au incohérence de police et de style (nos pseudos-code n'ont pas le même style ni la même synthaxe.. je sais pas si c'est grave mais bon)<text:line-break/>faute d'orthographe ..<text:line-break/> !!!! RAJOUTER PIED DE PAGE AVEC NUMERO DE PAGE et numéro de groupe</text:p>
      <text:p text:style-name="P12"/>
      <text:p text:style-name="P11">-Faire le TAR.GZ avec les BONS noms;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2:39:52.186697980</meta:creation-date>
    <dc:date>2016-11-13T20:06:02.651868159</dc:date>
    <meta:editing-duration>PT5H36M59S</meta:editing-duration>
    <meta:editing-cycles>34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190" meta:character-count="984" meta:non-whitespace-character-count="805"/>
  </office:meta>
</office:document-meta>
</file>